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1000000ABDEB829FAC97784E1.png" manifest:media-type="image/png"/>
  <manifest:file-entry manifest:full-path="Pictures/10000000000001A7000000DD96A9755F767CFE13.png" manifest:media-type="image/png"/>
  <manifest:file-entry manifest:full-path="Pictures/1000000000000181000001259475F28F7F40618A.png" manifest:media-type="image/png"/>
  <manifest:file-entry manifest:full-path="Pictures/100000000000021A00000240D004DA29A4357C20.png" manifest:media-type="image/png"/>
  <manifest:file-entry manifest:full-path="Pictures/10000000000001D300000253E7086A86F3D0E8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e2c" officeooo:paragraph-rsid="001d0e2c"/>
    </style:style>
    <style:style style:name="P2" style:family="paragraph" style:parent-style-name="Standard">
      <style:text-properties officeooo:rsid="001d94f7" officeooo:paragraph-rsid="001d94f7"/>
    </style:style>
    <style:style style:name="P3" style:family="paragraph" style:parent-style-name="Standard">
      <style:text-properties officeooo:rsid="001d0e2c" officeooo:paragraph-rsid="001d0e2c"/>
    </style:style>
    <style:style style:name="T1" style:family="text">
      <style:text-properties officeooo:rsid="001d94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3" text:anchor-type="char" svg:x="1.318cm" svg:y="0.661cm" svg:width="11.192cm" svg:height="5.847cm" draw:z-index="0"><draw:image xlink:href="Pictures/10000000000001A7000000DD96A9755F767CFE13.png" xlink:type="simple" xlink:show="embed" xlink:actuate="onLoad" draw:mime-type="image/png"/></draw:frame>1 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- </text:p>
      <text:p text:style-name="P1"/>
      <text:p text:style-name="P1"><draw:frame draw:style-name="fr2" draw:name="Imagen6" text:anchor-type="char" svg:x="1.753cm" svg:y="0.116cm" svg:width="10.186cm" svg:height="7.752cm" draw:z-index="3"><draw:image xlink:href="Pictures/1000000000000181000001259475F28F7F4061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>3--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x="1.365cm" svg:y="1.242cm" svg:width="14.235cm" svg:height="15.24cm" draw:z-index="2"><draw:image xlink:href="Pictures/100000000000021A00000240D004DA29A4357C20.png" xlink:type="simple" xlink:show="embed" xlink:actuate="onLoad" draw:mime-type="image/png"/></draw:frame><text:soft-page-break/></text:p>
      <text:p text:style-name="P2">3-- pa_veces_repeat</text:p>
      <text:p text:style-name="P1"/>
      <text:p text:style-name="P1"/>
      <text:p text:style-name="P1"/>
      <text:p text:style-name="P1"/>
      <text:p text:style-name="P2">4—pa_veces_while</text:p>
      <text:p text:style-name="P2"/>
      <text:p text:style-name="P2"><draw:frame draw:style-name="fr1" draw:name="Imagen1" text:anchor-type="char" svg:width="11.88cm" svg:height="4.524cm" draw:z-index="4"><draw:image xlink:href="Pictures/10000000000001C1000000ABDEB829FAC97784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5--pa_tabla</text:p>
      <text:p text:style-name="P2"><draw:frame draw:style-name="fr2" draw:name="Imagen2" text:anchor-type="char" svg:x="1.078cm" svg:y="0.148cm" svg:width="12.356cm" svg:height="15.743cm" draw:z-index="1"><draw:image xlink:href="Pictures/10000000000001D300000253E7086A86F3D0E83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22:35:21.701000000</meta:creation-date>
    <dc:date>2024-04-18T19:57:42.339000000</dc:date>
    <meta:editing-duration>PT10M55S</meta:editing-duration>
    <meta:editing-cycles>2</meta:editing-cycles>
    <meta:generator>LibreOffice/7.5.4.2$Windows_X86_64 LibreOffice_project/36ccfdc35048b057fd9854c757a8b67ec53977b6</meta:generator>
    <meta:document-statistic meta:table-count="0" meta:image-count="5" meta:object-count="0" meta:page-count="3" meta:paragraph-count="6" meta:word-count="10" meta:character-count="57" meta:non-whitespace-character-count="54"/>
  </office:meta>
</office:document-meta>
</file>